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8190" officeooo:paragraph-rsid="00118190"/>
    </style:style>
    <style:style style:name="P2" style:family="paragraph" style:parent-style-name="Standard">
      <style:text-properties fo:font-size="24pt" officeooo:rsid="00118190" officeooo:paragraph-rsid="00118190" style:font-size-asian="21pt" style:font-size-complex="24pt"/>
    </style:style>
    <style:style style:name="P3" style:family="paragraph" style:parent-style-name="Standard">
      <style:text-properties fo:font-size="22pt" officeooo:rsid="00118190" officeooo:paragraph-rsid="00118190" style:font-size-asian="19.25pt" style:font-size-complex="22pt"/>
    </style:style>
    <style:style style:name="P4" style:family="paragraph" style:parent-style-name="Standard">
      <style:text-properties officeooo:rsid="00118190" officeooo:paragraph-rsid="00118190"/>
    </style:style>
    <style:style style:name="P5" style:family="paragraph" style:parent-style-name="Standard">
      <style:text-properties officeooo:rsid="00118190" officeooo:paragraph-rsid="00127276"/>
    </style:style>
    <style:style style:name="P6" style:family="paragraph" style:parent-style-name="Standard">
      <style:text-properties officeooo:rsid="00118190" officeooo:paragraph-rsid="0013143b"/>
    </style:style>
    <style:style style:name="T1" style:family="text">
      <style:text-properties officeooo:rsid="00127276"/>
    </style:style>
    <style:style style:name="T2" style:family="text">
      <style:text-properties officeooo:rsid="001314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MANDAS</text:p>
      <text:p text:style-name="P3"/>
      <text:p text:style-name="P1">- Criar area do secretário</text:p>
      <text:p text:style-name="P5"><text:span text:style-name="T1"><text:tab/>1. </text:span>Visualizar a média geral das notas de todas as escolas onde o simulado foi aplicado</text:p>
      <text:p text:style-name="P5"><text:tab/>2. Visualizar a média das notas de cada escola onde o simulado foi aplicado</text:p>
      <text:p text:style-name="P5"><text:tab/>3. Adicionar ou excluir Coordenadores Gerais </text:p>
      <text:p text:style-name="P1"/>
      <text:p text:style-name="P1">- Criar area do coordenador geral</text:p>
      <text:p text:style-name="P5"><text:span text:style-name="T1"><text:tab/>1.</text:span>Criar e Excluir Coordenadores </text:p>
      <text:p text:style-name="P5"><text:tab/>2. Criar Simulados Gerais</text:p>
      <text:p text:style-name="P5"><text:tab/>3. Visualizar a média geral das notas de todas as escolas onde o simulado foi aplicado</text:p>
      <text:p text:style-name="P5"><text:tab/>4. Visualizar a média das notas de cada escola onde o simulado foi aplicado </text:p>
      <text:p text:style-name="P1"/>
      <text:p text:style-name="P1">- Criar area do coordenador de escola</text:p>
      <text:p text:style-name="P5"><text:span text:style-name="T1"><text:tab/>1. </text:span>Criar ou Excluir Professores</text:p>
      <text:p text:style-name="P5"><text:tab/>2. Visualizar os Simulados Gerais que os Coordenadores Gerais criaram</text:p>
      <text:p text:style-name="P5"><text:tab/>3. Visualizar a média geral das notas de todas as turmas onde o simulado Simulado Geral foi <text:tab/>aplicado</text:p>
      <text:p text:style-name="P5"><text:tab/>4. Visualizar a média das notas de cada tuma onde o simulado foi aplicado </text:p>
      <text:p text:style-name="P1"/>
      <text:p text:style-name="P1">- <text:span text:style-name="T2">Área do Professor</text:span></text:p>
      <text:p text:style-name="P6"><text:span text:style-name="T2"><text:tab/>1. </text:span>Visualizar os Simulados Gerais e quais turmas desse professor já responderam o simulado</text:p>
      <text:p text:style-name="P6"><text:tab/>2. Preencher o gabarito de Simulados Gerais</text:p>
      <text:p text:style-name="P6"><text:tab/>3. Visualizar o resultado geral de todos seus alunos</text:p>
      <text:p text:style-name="P6"><text:tab/>4. Visualizar o relatório de cada aluno separadamente 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9T09:00:07.294000000</meta:creation-date>
    <dc:date>2023-08-02T10:02:19.818000000</dc:date>
    <meta:editing-duration>PT19M52S</meta:editing-duration>
    <meta:editing-cycles>4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20" meta:word-count="182" meta:character-count="1077" meta:non-whitespace-character-count="894"/>
  </office:meta>
</office:document-meta>
</file>